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2A000006CE4C3267010C8C6CC3.png" manifest:media-type="image/png"/>
  <manifest:file-entry manifest:full-path="Pictures/10000201000008B4000005DAD42420A5240995D9.png" manifest:media-type="image/png"/>
  <manifest:file-entry manifest:full-path="Pictures/10001D9E0001BD8000015840A6069D4073BDE7B8.pdf" manifest:media-type="application/pdf"/>
  <manifest:file-entry manifest:full-path="Pictures/10000201000007F40000077E104F87032EED86C3.png" manifest:media-type="image/png"/>
  <manifest:file-entry manifest:full-path="Pictures/100002010000042000000330EDAB47F86155CB46.png" manifest:media-type="image/png"/>
  <manifest:file-entry manifest:full-path="Pictures/100002010000042000000330B86054F3050E9153.png" manifest:media-type="image/png"/>
  <manifest:file-entry manifest:full-path="Pictures/10000201000008C60000062848F7A211B5ADA4DC.png" manifest:media-type="image/png"/>
  <manifest:file-entry manifest:full-path="Pictures/10001C180001BD800001584091A487A0C2FF55BE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2cm" fo:min-width="0.88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Dashed_20__28_var_29_" svg:stroke-width="0.05cm" svg:stroke-color="#000000" draw:marker-start-width="0.28cm" draw:marker-end-width="0.28cm" svg:stroke-opacity="100%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1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136cm" svg:height="11.695cm" svg:x="0.371cm" svg:y="-0.941cm">
          <draw:image xlink:href="Pictures/10001C180001BD800001584091A487A0C2FF55BE.pdf" xlink:type="simple" xlink:show="embed" xlink:actuate="onLoad" draw:mime-type="application/pdf">
            <text:p/>
          </draw:image>
          <draw:image xlink:href="Pictures/100002010000042000000330B86054F3050E9153.png" xlink:type="simple" xlink:show="embed" xlink:actuate="onLoad" draw:mime-type="image/png"/>
        </draw:frame>
        <draw:frame draw:style-name="gr1" draw:text-style-name="P1" draw:layer="layout" svg:width="14.974cm" svg:height="11.57cm" svg:x="15.6cm" svg:y="-0.871cm">
          <draw:image xlink:href="Pictures/10001D9E0001BD8000015840A6069D4073BDE7B8.pdf" xlink:type="simple" xlink:show="embed" xlink:actuate="onLoad" draw:mime-type="application/pdf">
            <text:p/>
          </draw:image>
          <draw:image xlink:href="Pictures/100002010000042000000330EDAB47F86155CB46.png" xlink:type="simple" xlink:show="embed" xlink:actuate="onLoad" draw:mime-type="image/png"/>
        </draw:frame>
        <draw:frame draw:style-name="gr2" draw:text-style-name="P2" draw:layer="layout" svg:width="1.84cm" svg:height="0.962cm" svg:x="11.709cm" svg:y="1.064cm">
          <draw:text-box>
            <text:p><text:span text:style-name="T1">HSC</text:span></text:p>
          </draw:text-box>
        </draw:frame>
        <draw:frame draw:style-name="gr3" draw:text-style-name="P2" draw:layer="layout" svg:width="1.384cm" svg:height="1.002cm" svg:x="27.237cm" svg:y="1.044cm">
          <draw:text-box>
            <text:p><text:span text:style-name="T1">HE</text:span></text:p>
          </draw:text-box>
        </draw:frame>
        <draw:frame draw:style-name="gr4" draw:text-style-name="P3" draw:layer="layout" svg:width="3.39cm" svg:height="3.194cm" svg:x="7.6cm" svg:y="0.953cm">
          <draw:image xlink:href="Pictures/10000201000007F40000077E104F87032EED86C3.png" xlink:type="simple" xlink:show="embed" xlink:actuate="onLoad" draw:mime-type="image/png">
            <text:p/>
          </draw:image>
        </draw:frame>
        <draw:frame draw:style-name="gr4" draw:text-style-name="P3" draw:layer="layout" svg:width="5.537cm" svg:height="3.832cm" svg:x="2.471cm" svg:y="3.986cm">
          <draw:image xlink:href="Pictures/10000201000008B4000005DAD42420A5240995D9.png" xlink:type="simple" xlink:show="embed" xlink:actuate="onLoad" draw:mime-type="image/png">
            <text:p/>
          </draw:image>
        </draw:frame>
        <draw:frame draw:style-name="gr4" draw:text-style-name="P3" draw:layer="layout" svg:width="5.464cm" svg:height="4.073cm" svg:x="18.556cm" svg:y="3.866cm">
          <draw:image xlink:href="Pictures/10000201000008C60000062848F7A211B5ADA4DC.png" xlink:type="simple" xlink:show="embed" xlink:actuate="onLoad" draw:mime-type="image/png">
            <text:p/>
          </draw:image>
        </draw:frame>
        <draw:line draw:style-name="gr5" draw:text-style-name="P3" draw:layer="layout" svg:x1="11.151cm" svg:y1="8.881cm" svg:x2="11.151cm" svg:y2="0.867cm">
          <text:p/>
        </draw:line>
        <draw:frame draw:style-name="gr4" draw:text-style-name="P3" draw:layer="layout" svg:width="3.147cm" svg:height="2.989cm" svg:x="23.344cm" svg:y="0.988cm">
          <draw:image xlink:href="Pictures/100002010000072A000006CE4C3267010C8C6CC3.png" xlink:type="simple" xlink:show="embed" xlink:actuate="onLoad" draw:mime-type="image/png">
            <text:p/>
          </draw:image>
        </draw:frame>
        <draw:line draw:style-name="gr5" draw:text-style-name="P3" draw:layer="layout" svg:x1="26.983cm" svg:y1="8.912cm" svg:x2="26.983cm" svg:y2="0.898cm">
          <text:p/>
        </draw:line>
        <draw:frame draw:style-name="gr6" draw:text-style-name="P2" draw:layer="layout" svg:width="1.277cm" svg:height="0.962cm" svg:x="12.424cm" svg:y="7.732cm">
          <draw:text-box>
            <text:p><text:span text:style-name="T1">(a)</text:span></text:p>
          </draw:text-box>
        </draw:frame>
        <draw:frame draw:style-name="gr6" draw:text-style-name="P2" draw:layer="layout" svg:width="1.277cm" svg:height="0.962cm" svg:x="27.65cm" svg:y="7.732cm">
          <draw:text-box>
            <text:p><text:span text:style-name="T1">(b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7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3cm" fo:margin-bottom="0cm" fo:text-indent="0cm"/>
      <style:text-properties fo:font-size="15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59cm" fo:margin-bottom="0cm" fo:text-indent="0cm"/>
      <style:text-properties fo:font-size="12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6cm" fo:margin-bottom="0cm" fo:text-indent="0cm"/>
      <style:text-properties fo:font-size="10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18cm" svg:x="1cm" svg:y="4.682cm"/>
      <draw:page-thumbnail draw:layer="backgroundobjects" svg:width="8.999cm" svg:height="3.18cm" svg:x="1cm" svg:y="13.258cm"/>
      <draw:page-thumbnail draw:layer="backgroundobjects" svg:width="8.999cm" svg:height="3.18cm" svg:x="1cm" svg:y="21.834cm"/>
      <draw:page-thumbnail draw:layer="backgroundobjects" svg:width="8.999cm" svg:height="3.18cm" svg:x="11cm" svg:y="4.682cm"/>
      <draw:page-thumbnail draw:layer="backgroundobjects" svg:width="8.999cm" svg:height="3.18cm" svg:x="11cm" svg:y="13.258cm"/>
      <draw:page-thumbnail draw:layer="backgroundobjects" svg:width="8.999cm" svg:height="3.18cm" svg:x="11cm" svg:y="21.834cm"/>
    </style:handout-master>
    <style:master-page style:name="Default" style:page-layout-name="PM1" draw:style-name="Mdp1">
      <draw:frame presentation:style-name="Default-title" draw:layer="backgroundobjects" svg:width="24.929cm" svg:height="1.418cm" svg:x="2.385cm" svg:y="1.338cm" presentation:class="title" presentation:placeholder="true">
        <draw:text-box/>
      </draw:frame>
      <draw:frame presentation:style-name="Default-outline1" draw:layer="backgroundobjects" svg:width="24.929cm" svg:height="4.93cm" svg:x="2.385cm" svg:y="2.987cm" presentation:class="outline" presentation:placeholder="true">
        <draw:text-box/>
      </draw:frame>
      <draw:frame presentation:style-name="Mpr1" draw:text-style-name="MP2" draw:layer="backgroundobjects" svg:width="6.453cm" svg:height="0.586cm" svg:x="2.385cm" svg:y="8.7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0.586cm" svg:x="10.471cm" svg:y="8.7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0.586cm" svg:x="20.859cm" svg:y="8.7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ristiano De Michele</meta:initial-creator>
    <meta:creation-date>2021-02-22T10:05:07.700175820</meta:creation-date>
    <dc:date>2021-04-01T12:20:09.721735062</dc:date>
    <dc:creator>Cristiano De Michele</dc:creator>
    <meta:editing-duration>PT9H44M13S</meta:editing-duration>
    <meta:editing-cycles>39</meta:editing-cycles>
    <meta:generator>LibreOffice/7.1.1.2$MacOSX_X86_64 LibreOffice_project/fe0b08f4af1bacafe4c7ecc87ce55bb426164676</meta:generator>
    <meta:document-statistic meta:object-count="35"/>
  </office:meta>
</office:document-meta>
</file>